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er">
      <style:text-properties officeooo:rsid="00062409" officeooo:paragraph-rsid="00062409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officeooo:rsid="0004fab3" officeooo:paragraph-rsid="0004fa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7f89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) Consulta las informaciones relativas a las "Buenas prácticas" empresariales asociadas a tu perfil profesional, para ello utiliza el filtro disponible en la web y responde a las siguientes preguntas.</text:p>
      <text:p text:style-name="P2"/>
      <text:p text:style-name="P2">¿Qué empresas realizan prácticas sostenibles relacionadas con tu sector?</text:p>
      <text:p text:style-name="P2"/>
      <text:p text:style-name="P2"><text:span text:style-name="T3">SEMIC</text:span>: Ha dado un paso más hacia la sostenibilidad tecnológica al obtener la certificación ISO 50001, enfocada en la gestión eficiente de la energía.<text:line-break/><text:line-break/><text:span text:style-name="T3">Telefónica</text:span>: Ha implementado una serie de iniciativas de sostenibilidad, como la optimización del consumo energético en sus centros de datos y la reducción de emisiones de CO2 a través de soluciones tecnológicas más eficientes.</text:p>
      <text:p text:style-name="P2"/>
      <text:p text:style-name="P2">¿Selecciona dos empresas y señala como minimizan su impacto en el medio ambiente?</text:p>
      <text:p text:style-name="P2"/>
      <text:p text:style-name="P3"><text:span text:style-name="T3">SEMIC</text:span>:</text:p>
      <text:p text:style-name="P3"/>
      <text:p text:style-name="P3">-&gt; Certificación ISO 50001</text:p>
      <text:p text:style-name="P3">-&gt; Implementación de tecnología verde</text:p>
      <text:p text:style-name="P3">-&gt; Conciencia ambiental</text:p>
      <text:p text:style-name="P3"/>
      <text:p text:style-name="P3"><text:span text:style-name="T3">Telefonica</text:span>:</text:p>
      <text:p text:style-name="P3"/>
      <text:p text:style-name="P3">-&gt; Optimización de centros de datos</text:p>
      <text:p text:style-name="P3">-&gt; Reducción de emisiones</text:p>
      <text:p text:style-name="P3">-&gt; Economía circular</text:p>
      <text:p text:style-name="P2"/>
      <text:p text:style-name="P2">¿Con qué ODS relacionas sus actuaciones?</text:p>
      <text:p text:style-name="P2"/>
      <text:p text:style-name="P2"><text:span text:style-name="T3">ODS 7:</text:span> Energía Asequible y No Contaminante<text:line-break/><text:line-break/><text:span text:style-name="T3">ODS 9:</text:span> Industria, Innovación e Infraestructura<text:line-break/><text:line-break/><text:span text:style-name="T3">ODS 12:</text:span> Producción y Consumo Responsable<text:line-break/><text:line-break/><text:span text:style-name="T3">ODS 13:</text:span> Acción por el Clima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2409" officeooo:paragraph-rsid="00062409"/>
    </style:style>
    <style:style style:name="MT1" style:family="text">
      <style:text-properties officeooo:rsid="0007f89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varo Camino Martinez <text:tab/>1ºDAW<text:tab/><text:span text:style-name="MT1">Sustentabilidad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13:51:57.985000000</meta:creation-date>
    <dc:date>2025-04-02T14:24:49.626000000</dc:date>
    <meta:editing-duration>PT3M29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5" meta:word-count="173" meta:character-count="1160" meta:non-whitespace-character-count="997"/>
  </office:meta>
</office:document-meta>
</file>